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6"/>
    <style:style style:name="P17" style:family="paragraph" style:parent-style-name="Standard" style:list-style-name="L17"/>
    <style:style style:name="P18" style:family="paragraph" style:parent-style-name="Standard" style:list-style-name="L18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37586021334555841" text:style-name="L1">
        <text:list-item>
          <text:p text:style-name="P1">Wat is Javascript?</text:p>
          <text:p text:style-name="P1">Javascipt is een soort van java die gebruikt wordt voor websites.</text:p>
          <text:p text:style-name="P1"/>
        </text:list-item>
      </text:list>
      <text:list xml:id="list4924060376797549073" text:style-name="L2">
        <text:list-item>
          <text:p text:style-name="P2">Waar gebruik je Javascript voor?</text:p>
          <text:p text:style-name="P2">Websites om dingen werkend te krijgen zoals knop functies enz.</text:p>
          <text:p text:style-name="P2"/>
        </text:list-item>
      </text:list>
      <text:list xml:id="list3397569678575105395" text:style-name="L3">
        <text:list-item>
          <text:p text:style-name="P3">Wat betekent de zin “Javascript is a high-level programming language”?</text:p>
          <text:p text:style-name="P3">Dat er veel dingen er tussen zit van machine code en taal jij in schrijft.</text:p>
          <text:p text:style-name="P3"/>
        </text:list-item>
      </text:list>
      <text:list xml:id="list5161600583192346639" text:style-name="L4">
        <text:list-item>
          <text:p text:style-name="P4">Wat is een webapplicatie?</text:p>
          <text:p text:style-name="P4">Een web aplicaties is gewoon aplicatie maar gemaakt voor web browsers.</text:p>
          <text:p text:style-name="P4"/>
        </text:list-item>
      </text:list>
      <text:list xml:id="list8705118784351500624" text:style-name="L5">
        <text:list-item>
          <text:p text:style-name="P5">Wat is de grootste update in Javascript en luidde het begin in van “Modern Javascript”?</text:p>
          <text:p text:style-name="P5"/>
          <text:p text:style-name="P5"/>
        </text:list-item>
      </text:list>
      <text:list xml:id="list1622298475310039882" text:style-name="L6">
        <text:list-item>
          <text:p text:style-name="P6">Hoe voeg je een Javascript-file toe aan je HTML-file?</text:p>
          <text:p text:style-name="P6"/>
        </text:list-item>
      </text:list>
      <text:list xml:id="list6841879513823404826" text:style-name="L7">
        <text:list-item>
          <text:p text:style-name="P7">Wat is een “value”?</text:p>
          <text:p text:style-name="P7">Value is bijvoorbeeld een INT of een FLOAT en wordt gebruikt om een getal in variable opslaan.</text:p>
          <text:p text:style-name="P7"/>
        </text:list-item>
      </text:list>
      <text:list xml:id="list1722102342875211467" text:style-name="L8">
        <text:list-item>
          <text:p text:style-name="P8">Wat is een variabele?</text:p>
          <text:p text:style-name="P8">Variable is gemaakt om iets op te slaan. Het kan in meerdere vormen.</text:p>
          <text:p text:style-name="P8"/>
        </text:list-item>
      </text:list>
      <text:list xml:id="list7779635726030860925" text:style-name="L9">
        <text:list-item>
          <text:p text:style-name="P9">Wat is een variabelenaam?</text:p>
          <text:p text:style-name="P9">Naam van het variable.</text:p>
          <text:p text:style-name="P9"/>
        </text:list-item>
      </text:list>
      <text:list xml:id="list8974804968091168382" text:style-name="L10">
        <text:list-item>
          <text:p text:style-name="P10">Beantwoord de vragen 7, 8 en 9 middels een tekening waarin “value”, variabele en variabelenaam aangegeven worden.</text:p>
          <text:p text:style-name="P10"/>
        </text:list-item>
      </text:list>
      <text:list xml:id="list8216585938943488246" text:style-name="L11">
        <text:list-item>
          <text:p text:style-name="P11">Wat is een conventie? Wat betekent dat? Wat betekent het voor programmeren in het algemeen en Javascript in het bijzonder?</text:p>
          <text:p text:style-name="P11"/>
        </text:list-item>
      </text:list>
      <text:list xml:id="list4859137964950225775" text:style-name="L12">
        <text:list-item>
          <text:p text:style-name="P12">Wat is de juiste naamgeving voor de variabele?</text:p>
        </text:list-item>
      </text:list>
      <text:p text:style-name="Standard"><text:tab/> <text:s text:c="5"/>a. prachtigLeven</text:p>
      <text:p text:style-name="Standard"><text:tab/> <text:s text:c="5"/>b. PrachtigLeven &lt;-</text:p>
      <text:list xml:id="list4379938458350094345" text:style-name="L14">
        <text:list-item>
          <text:list>
            <text:list-item>
              <text:list>
                <text:list-item>
                  <text:p text:style-name="P14">prachtigleven</text:p>
                </text:list-item>
              </text:list>
            </text:list-item>
          </text:list>
        </text:list-item>
      </text:list>
      <text:list xml:id="list70452521197226153" text:style-name="L13">
        <text:list-item>
          <text:list>
            <text:list-item>
              <text:list>
                <text:list-item>
                  <text:p text:style-name="P13">Prachtigleven</text:p>
                </text:list-item>
              </text:list>
            </text:list-item>
          </text:list>
        </text:list-item>
      </text:list>
      <text:p text:style-name="Standard"/>
      <text:p text:style-name="Standard">13. Welke naamgeving voor de variabele is niet syntactische correct?</text:p>
      <text:p text:style-name="Standard"><text:tab/>a. $helloworld</text:p>
      <text:p text:style-name="Standard"><text:tab/>b. helloworld</text:p>
      <text:list xml:id="list75230689597121862" text:style-name="L16">
        <text:list-item>
          <text:p text:style-name="P16">3hello</text:p>
        </text:list-item>
      </text:list>
      <text:list xml:id="list6467923666421421889" text:style-name="L15">
        <text:list-item>
          <text:p text:style-name="P15">hello_world&lt;-</text:p>
          <text:p text:style-name="P15"/>
        </text:list-item>
      </text:list>
      <text:list xml:id="list8468016578469020606" text:style-name="L17">
        <text:list-item>
          <text:p text:style-name="P17">Wat is een syntactische fout?</text:p>
          <text:p text:style-name="P17">Fout maken in </text:p>
        </text:list-item>
      </text:list>
      <text:list xml:id="list8514364112152130400" text:style-name="L18">
        <text:list-item>
          <text:p text:style-name="P18">Wat is een semantische fout?</text:p>
          <text:p text:style-name="P18"/>
        </text:list-item>
      </text:list>
      <text:p text:style-name="Standard">16. Leg het verschil uit tussen een syntactische en een semantische fout.</text:p>
      <text:p text:style-name="Standard">17. Wat is een datatype? Geef twee voorbeelden van een datatype en leg uit wat deze zijn.</text:p>
      <text:p text:style-name="Standard">18. Waarvoor gebruik je commentaar in je code? Noem drie voorbeelden met uitleg.</text:p>
      <text:p text:style-name="Standard"><text:soft-page-break/>19. Leg het verschil uit tussen console.log(“herder”) en console.log(herder).</text:p>
      <text:p text:style-name="Standard">20. Wat is een “legacy problem”?</text:p>
      <text:p text:style-name="Standard"/>
      <text:p text:style-name="Standard">21. Combineer de letters met de juiste cijfers.</text:p>
      <text:p text:style-name="Standard">a. Waarde kan veranderen gedurende het uitvoeren van het script</text:p>
      <text:p text:style-name="Standard">b. Waarde kan niet veranderen gedurende het uitvoeren van het script</text:p>
      <text:p text:style-name="Standard">c. Niet meer gebruiken voor het declareren van variabelen.</text:p>
      <text:p text:style-name="Standard"/>
      <text:p text:style-name="Standard">1. const</text:p>
      <text:p text:style-name="Standard">2. var</text:p>
      <text:p text:style-name="Standard">3. let</text:p>
      <text:p text:style-name="Standard"/>
      <text:p text:style-name="Standard">22. Is “const alfa;” legaal in Javascript? Waarom?</text:p>
      <text:p text:style-name="Standard">23. Is “let beta;” legaal in Javascript? Waarom?</text:p>
      <text:p text:style-name="Standard">24. Wat is een operator?</text:p>
      <text:p text:style-name="Standard">25. Wat is het verschil tussen “=” en “==”?</text:p>
      <text:p text:style-name="Standard">26. Wat verschijnt er in de console?</text:p>
      <text:p text:style-name="Standard"/>
      <text:p text:style-name="Standard">27. Wat verschijnt er in de console?</text:p>
      <text:p text:style-name="Standard"/>
      <text:p text:style-name="Standard">28. Wat verschijnt er in de console?</text:p>
      <text:p text:style-name="Standard"/>
      <text:p text:style-name="Standard">29. Wat verschijnt er in de console?</text:p>
      <text:p text:style-name="Standard"/>
      <text:p text:style-name="Standard">30. Wat verschijnt er in de console?</text:p>
      <text:p text:style-name="Standard"/>
      <text:p text:style-name="Standard">31. Wat verschijnt er in de console?</text:p>
      <text:p text:style-name="Standard"/>
      <text:p text:style-name="Standard">32. Wat verschijnt er in de console?</text:p>
      <text:p text:style-name="Standard"/>
      <text:p text:style-name="Standard">33. Wat verschijnt er in de console?</text:p>
      <text:p text:style-name="Standard"/>
      <text:p text:style-name="Standard">34. Wat verschijnt er in de console?</text:p>
      <text:p text:style-name="Standard"/>
      <text:p text:style-name="Standard">35. Wat verschijnt er in de console?</text:p>
      <text:p text:style-name="Standard"/>
      <text:p text:style-name="Standard">36. Wat verschijnt er in de console?</text:p>
      <text:p text:style-name="Standard"/>
      <text:p text:style-name="Standard">37. Wat is “operator precedence”? Geef een voorbeeld met code waarbij je “precedence” in actie</text:p>
      <text:p text:style-name="Standard">ziet.</text:p>
      <text:p text:style-name="Standard">38. Wat is de “operator precedence” van “Addition”?</text:p>
      <text:p text:style-name="Standard">39. Wat is de “operator precedence” van “void”?</text:p>
      <text:p text:style-name="Standard">40. Welke operator wordt eerst uitgevoerd “conditional” of “assignment”?</text:p>
      <text:p text:style-name="Standard"/>
      <text:p text:style-name="Standard">Opdrachten sectie 2 – Javascript fundamentals (part 1,</text:p>
      <text:p text:style-name="Standard">video 17 tot en met 19)</text:p>
      <text:p text:style-name="Standard">Kennisopdrachten</text:p>
      <text:p text:style-name="Standard">1. Wat is een “String”?</text:p>
      <text:p text:style-name="Standard">2. Met welke operator kan je strings concateneren?</text:p>
      <text:p text:style-name="Standard">3. Wat verschijnt er in de console?</text:p>
      <text:p text:style-name="Standard"/>
      <text:p text:style-name="Standard">4. Wat verschijnt er in de console?</text:p>
      <text:p text:style-name="Standard"><text:soft-page-break/></text:p>
      <text:p text:style-name="Standard">5. Wat verschijnt er in de console?</text:p>
      <text:p text:style-name="Standard"/>
      <text:p text:style-name="Standard">6. Wat is de fout in onderstaande code?</text:p>
      <text:p text:style-name="Standard"/>
      <text:p text:style-name="Standard">7. Van welk datatype is het resultaat van de conditie in een if-else-statement?</text:p>
      <text:p text:style-name="Standard">8. Wat is een “control structure” in Javascript?</text:p>
      <text:p text:style-name="Standard">9. Waarom is een “if-else-statement” een “control structure”?</text:p>
      <text:p text:style-name="Standard"/>
      <text:p text:style-name="Standard">Opdrachten sectie 2 – Javascript fundamentals (part 1,</text:p>
      <text:p text:style-name="Standard">video 20 tot en met 25)</text:p>
      <text:p text:style-name="Standard">Kennisopdrachten</text:p>
      <text:p text:style-name="Standard">1. Wat is het verschil tussen “type conversion” en “type coercion”?</text:p>
      <text:p text:style-name="Standard">2. Welke functie gebruik je om van een “String” een “number” te maken?</text:p>
      <text:p text:style-name="Standard">3. Welke functie gebruik je om van een “number” een “String” te maken?</text:p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verschijnt er in de console?</text:p>
      <text:p text:style-name="Standard"/>
      <text:p text:style-name="Standard">7. Wat verschijnt er in de console?</text:p>
      <text:p text:style-name="Standard"/>
      <text:p text:style-name="Standard">8. Wat verschijnt er in de console?</text:p>
      <text:p text:style-name="Standard"/>
      <text:p text:style-name="Standard">9. Wat verschijnt er in de console?</text:p>
      <text:p text:style-name="Standard"/>
      <text:p text:style-name="Standard">10. Wat verschijnt er in de console?</text:p>
      <text:p text:style-name="Standard"/>
      <text:p text:style-name="Standard">11. Wat zijn “falsy values”?</text:p>
      <text:p text:style-name="Standard">12. Wat zijn “thruty values”?</text:p>
      <text:p text:style-name="Standard"/>
      <text:p text:style-name="Standard">13. Wat verschijnt er in de console?</text:p>
      <text:p text:style-name="Standard"/>
      <text:p text:style-name="Standard">14. Wat verschijnt er in de console?</text:p>
      <text:p text:style-name="Standard"/>
      <text:p text:style-name="Standard">15. Wat verschijnt er in de console?</text:p>
      <text:p text:style-name="Standard"/>
      <text:p text:style-name="Standard">16. Wat verschijnt er in de console?</text:p>
      <text:p text:style-name="Standard"/>
      <text:p text:style-name="Standard">17. Wat verschijnt er in de console?</text:p>
      <text:p text:style-name="Standard"/>
      <text:p text:style-name="Standard">18. Wat verschijnt er in de console?</text:p>
      <text:p text:style-name="Standard"/>
      <text:p text:style-name="Standard">19. Wat verschijnt er in de console?</text:p>
      <text:p text:style-name="Standard"/>
      <text:p text:style-name="Standard">20. Wat verschijnt er in de console?</text:p>
      <text:p text:style-name="Standard"/>
      <text:p text:style-name="Standard">21. Wat verschijnt er in de console?</text:p>
      <text:p text:style-name="Standard"/>
      <text:p text:style-name="Standard">22. Wat is het verschil tussen “==” en “===”?</text:p>
      <text:p text:style-name="Standard">23. Wat verschijnt er in de console?</text:p>
      <text:p text:style-name="Standard"><text:soft-page-break/></text:p>
      <text:p text:style-name="Standard">24. Wat verschijnt er in de console?</text:p>
      <text:p text:style-name="Standard"/>
      <text:p text:style-name="Standard">25. Wat verschijnt er in de console?</text:p>
      <text:p text:style-name="Standard"/>
      <text:p text:style-name="Standard">26. Het regent en de zon schijnt. Ik ga patat halen als de zon schijnt. Ga ik patat halen?</text:p>
      <text:p text:style-name="Standard">27. Het regent en de zon schijnt. Ik ga patat halen als de zon schijnt en het regent. Ga ik patat</text:p>
      <text:p text:style-name="Standard">halen?</text:p>
      <text:p text:style-name="Standard">28. Het regent en de zon schijnt. Ik ga patat halen als de zon schijnt of als het regent. Ga ik patat</text:p>
      <text:p text:style-name="Standard">halen?</text:p>
      <text:p text:style-name="Standard">29. Het regent en de zon schijnt. Ik ga patat halen als het regent of als het sneeuwt. Ga ik patat</text:p>
      <text:p text:style-name="Standard">halen?</text:p>
      <text:p text:style-name="Standard">30. Het regent en de zon schijnt. Ik ga patat halen als het regent en het sneeuwt. Ga ik patat halen?</text:p>
      <text:p text:style-name="Standard">31. Wat betekent het uitroepteken in Javascript (“!”)? Geef een voorbeeld van het gebruik van het</text:p>
      <text:p text:style-name="Standard">uitroepteken in Javascript.</text:p>
      <text:p text:style-name="Standard">32. Wat verschijnt er in de console?</text:p>
      <text:p text:style-name="Standard"/>
      <text:p text:style-name="Standard">33. Wat verschijnt er in de console?</text:p>
      <text:p text:style-name="Standard"/>
      <text:p text:style-name="Standard">34. Wat verschijnt er in de console?</text:p>
      <text:p text:style-name="Standard"/>
      <text:p text:style-name="Standard">35. Wat verschijnt er in de console?</text:p>
      <text:p text:style-name="Standard"/>
      <text:p text:style-name="Standard">36. Wat verschijnt er in de console?</text:p>
      <text:p text:style-name="Standard"/>
      <text:p text:style-name="Standard">37. Wat verschijnt er in de console?</text:p>
      <text:p text:style-name="Standard"/>
      <text:p text:style-name="Standard">38. Onderstaande code is syntactische correct, maar waarom is het toch ongewenste code?</text:p>
      <text:p text:style-name="Standard"/>
      <text:p text:style-name="Standard">Opdrachten sectie 2 – Javascript fundamentals (part 1,</text:p>
      <text:p text:style-name="Standard">video 26 tot en met 30)</text:p>
      <text:p text:style-name="Standard">Kennisopdrachten</text:p>
      <text:p text:style-name="Standard">1. Wat is een “switch statement”? Waarvoor gebruik je een “switch statement”?</text:p>
      <text:p text:style-name="Standard">2. Wat betekent “hard coded values” in programmeren?</text:p>
      <text:p text:style-name="Standard">3. Waarom is de “break” in een “switch statement” zo belangrijk? Geef een codevoorbeeld bij je</text:p>
      <text:p text:style-name="Standard">uitleg.</text:p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verschijnt er in de console?</text:p>
      <text:p text:style-name="Standard"/>
      <text:p text:style-name="Standard">7. Wat verschijnt er in de console?</text:p>
      <text:p text:style-name="Standard"/>
      <text:p text:style-name="Standard">8. Wat verschijnt er in de console?</text:p>
      <text:p text:style-name="Standard"/>
      <text:p text:style-name="Standard">9. Wat verschijnt er in de console?</text:p>
      <text:p text:style-name="Standard"/>
      <text:p text:style-name="Standard">10. Wat verschijnt er in de console?</text:p>
      <text:p text:style-name="Standard"/>
      <text:p text:style-name="Standard">11. Wat verschijnt er in de console?</text:p>
      <text:p text:style-name="Standard"/>
      <text:p text:style-name="Standard"><text:soft-page-break/>12. Wat verschijnt er in de console?</text:p>
      <text:p text:style-name="Standard"/>
      <text:p text:style-name="Standard">13. Wat is het verschil tussen een “statement” en een “expression”?</text:p>
      <text:p text:style-name="Standard">14. Waarvoor is de “ternary operator”? Geef een codevoorbeeld in je uitle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33S</meta:editing-duration>
    <meta:editing-cycles>12</meta:editing-cycles>
    <meta:generator>OpenOffice/4.1.13$Win32 OpenOffice.org_project/4113m1$Build-9810</meta:generator>
    <dc:date>2022-11-28T13:49:34.13</dc:date>
    <meta:document-statistic meta:table-count="0" meta:image-count="0" meta:object-count="0" meta:page-count="5" meta:paragraph-count="138" meta:word-count="1096" meta:character-count="6119"/>
    <meta:user-defined meta:name="Info 1"/>
    <meta:user-defined meta:name="Info 2"/>
    <meta:user-defined meta:name="Info 3"/>
    <meta:user-defined meta:name="Info 4"/>
  </office:meta>
</office:document-meta>
</file>